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SqlParameterSource.getTypeNam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qlParameterSource.getValu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qlParameterSource.hasValu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qlParameterSource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qlParameterSource.getSqlTyp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